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2000001F56371343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Vardas, pavardė: <text:s text:c="37"/>Vardas, pavardė: <text:s text:c="37"/>Vardas, pavardė: <text:s text:c="37"/>Vardas, pavardė: <text:s text:c="37"/></text:p>
      <text:p text:style-name="Standard"><draw:frame draw:style-name="fr1" draw:name="paveikslai1" text:anchor-type="as-char" svg:width="6.66cm" svg:height="5.937cm" draw:z-index="0"><draw:image xlink:href="Pictures/1000000000000232000001F56371343B.png" xlink:type="simple" xlink:show="embed" xlink:actuate="onLoad"/></draw:frame> <text:s/><draw:frame draw:style-name="fr1" draw:name="paveikslai2" text:anchor-type="as-char" svg:width="6.66cm" svg:height="5.937cm" draw:z-index="1"><draw:image xlink:href="Pictures/1000000000000232000001F56371343B.png" xlink:type="simple" xlink:show="embed" xlink:actuate="onLoad"/></draw:frame> <text:s/><draw:frame draw:style-name="fr1" draw:name="paveikslai3" text:anchor-type="as-char" svg:width="6.66cm" svg:height="5.937cm" draw:z-index="2"><draw:image xlink:href="Pictures/1000000000000232000001F56371343B.png" xlink:type="simple" xlink:show="embed" xlink:actuate="onLoad"/></draw:frame> <text:s/><draw:frame draw:style-name="fr1" draw:name="paveikslai4" text:anchor-type="as-char" svg:width="6.66cm" svg:height="5.937cm" draw:z-index="3"><draw:image xlink:href="Pictures/1000000000000232000001F56371343B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0.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jole </meta:initial-creator>
    <meta:creation-date>2012-12-20T23:33:30</meta:creation-date>
    <meta:printed-by>nijole </meta:printed-by>
    <meta:print-date>2012-12-21T07:49:36</meta:print-date>
    <dc:date>2012-12-21T07:50:02</dc:date>
    <dc:creator>nijole 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4" meta:object-count="0" meta:page-count="1" meta:paragraph-count="2" meta:word-count="8" meta:character-count="227" meta:non-whitespace-character-count="60"/>
  </office:meta>
</office:document-meta>
</file>